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2cm" svg:y="0.5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2" draw:layer="layout" svg:width="1cm" svg:height="1.1cm" svg:x="15.3cm" svg:y="4.7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5-08T13:08:22.335413494</dc:date>
    <meta:editing-duration>PT2M27S</meta:editing-duration>
    <meta:editing-cycles>19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862cm" svg:y="0.379cm" svg:width="14.724cm" svg:height="8.242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